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c0e2c5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solid" draw:fill-color="#f4d5d6" draw:textarea-horizontal-align="center" draw:textarea-vertical-align="middle"/>
    </style:style>
    <style:style style:name="gr5" style:family="graphic" style:parent-style-name="objectwithoutfill">
      <style:graphic-properties draw:fill="solid" draw:fill-color="#f9feca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rect draw:style-name="gr1" draw:text-style-name="P1" xml:id="id3" draw:id="id3" draw:layer="layout" svg:width="7cm" svg:height="1cm" svg:x="10cm" svg:y="2.999cm" draw:corner-radius="0.5cm">
          <text:p text:style-name="P1">hu.ulx.lpsp.comp</text:p>
        </draw:rect>
        <draw:rect draw:style-name="gr1" draw:text-style-name="P1" xml:id="id4" draw:id="id4" draw:layer="layout" svg:width="8.1cm" svg:height="1cm" svg:x="10.9cm" svg:y="5.999cm" draw:corner-radius="0.5cm">
          <text:p text:style-name="P1">hu.ulx.lpsp.comp.utils</text:p>
        </draw:rect>
        <draw:line draw:style-name="gr2" draw:text-style-name="P1" draw:layer="layout" svg:x1="11.7cm" svg:y1="8.099cm" svg:x2="7.9cm" svg:y2="3.499cm">
          <text:p/>
        </draw:line>
        <draw:line draw:style-name="gr2" draw:text-style-name="P1" draw:layer="layout" svg:x1="7cm" svg:y1="6.999cm" svg:x2="7cm" svg:y2="3.999cm">
          <text:p/>
        </draw:line>
        <draw:connector draw:style-name="gr2" draw:text-style-name="P1" draw:layer="layout" svg:x1="15.25cm" svg:y1="8.999cm" svg:x2="5.9cm" svg:y2="7.999cm" draw:start-shape="id1" draw:start-glue-point="2" draw:end-shape="id2" draw:end-glue-point="2" svg:d="m15250 8999v501h-9350v-1501">
          <text:p/>
        </draw:connector>
        <draw:connector draw:style-name="gr2" draw:text-style-name="P1" draw:layer="layout" svg:x1="13.5cm" svg:y1="3.999cm" svg:x2="14.95cm" svg:y2="5.999cm" draw:start-shape="id3" draw:start-glue-point="2" draw:end-shape="id4" draw:end-glue-point="0" svg:d="m13500 3999v1000h1450v1000">
          <text:p/>
        </draw:connector>
        <draw:connector draw:style-name="gr3" draw:text-style-name="P1" draw:layer="layout" svg:x1="10cm" svg:y1="3.499cm" svg:x2="7.9cm" svg:y2="3.499cm" draw:start-shape="id3" draw:start-glue-point="3" draw:end-shape="id5" svg:d="m10000 3499h-2100">
          <text:p/>
        </draw:connector>
        <draw:rect draw:style-name="gr1" draw:text-style-name="P1" xml:id="id6" draw:id="id6" draw:layer="layout" svg:width="6.9cm" svg:height="1cm" svg:x="1cm" svg:y="1cm" draw:corner-radius="0.5cm">
          <text:p text:style-name="P1">hu.ulx.lpsp.workflow</text:p>
        </draw:rect>
        <draw:connector draw:style-name="gr3" draw:text-style-name="P1" draw:layer="layout" svg:x1="13.5cm" svg:y1="2.999cm" svg:x2="7.9cm" svg:y2="1.5cm" draw:start-shape="id3" draw:start-glue-point="0" draw:end-shape="id6" draw:end-glue-point="1" svg:d="m13500 2999v-1499h-5600">
          <text:p/>
        </draw:connector>
        <draw:connector draw:style-name="gr3" draw:text-style-name="P1" draw:layer="layout" draw:line-skew="5.1cm" svg:x1="15.25cm" svg:y1="7.999cm" svg:x2="4.45cm" svg:y2="2cm" draw:start-shape="id1" draw:start-glue-point="0" draw:end-shape="id6" svg:d="m15250 7999v2101h-10800v-8100">
          <text:p/>
        </draw:connector>
        <draw:rect draw:style-name="gr4" draw:text-style-name="P1" xml:id="id2" draw:id="id2" draw:layer="layout" svg:width="9cm" svg:height="1cm" svg:x="1.4cm" svg:y="6.999cm" draw:corner-radius="0.5cm">
          <text:p text:style-name="P1">hu.ulx.lpsp.comp.model</text:p>
        </draw:rect>
        <draw:rect draw:style-name="gr1" draw:text-style-name="P1" xml:id="id5" draw:id="id5" draw:layer="layout" svg:width="6.9cm" svg:height="1cm" svg:x="1cm" svg:y="2.999cm" draw:corner-radius="0.5cm">
          <text:p text:style-name="P1">hu.ulx.lpsp.sharepoint</text:p>
        </draw:rect>
        <draw:rect draw:style-name="gr5" draw:text-style-name="P1" xml:id="id1" draw:id="id1" draw:layer="layout" svg:width="7.5cm" svg:height="1cm" svg:x="11.5cm" svg:y="7.999cm" draw:corner-radius="0.5cm">
          <text:p text:style-name="P1">hu.ulx.lpsp.comp.ui</text:p>
        </draw:rect>
        <draw:line draw:style-name="gr6" draw:text-style-name="P1" draw:layer="layout" svg:x1="18.9cm" svg:y1="10.2cm" svg:x2="19cm" svg:y2="10.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2-02T14:09:32</dc:date>
    <meta:editing-duration>PT35M</meta:editing-duration>
    <meta:editing-cycles>23</meta:editing-cycles>
    <meta:generator>LibreOffice/3.4$Unix LibreOffice_project/340m1$Build-302</meta:generator>
    <meta:document-statistic meta:object-count="14"/>
  </office:meta>
</office:document-meta>
</file>